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c8c" officeooo:paragraph-rsid="0015ac8c"/>
    </style:style>
    <style:style style:name="P2" style:family="paragraph" style:parent-style-name="Standard">
      <style:text-properties officeooo:rsid="0015ea19" officeooo:paragraph-rsid="0015ea19"/>
    </style:style>
    <style:style style:name="P3" style:family="paragraph" style:parent-style-name="Standard">
      <style:text-properties officeooo:rsid="00171310" officeooo:paragraph-rsid="00171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11</text:p>
      <text:p text:style-name="P1"/>
      <text:p text:style-name="P1">Filter dates</text:p>
      <text:p text:style-name="P1">Filter out nulls from status column</text:p>
      <text:p text:style-name="P1"/>
      <text:p text:style-name="P2">OR</text:p>
      <text:p text:style-name="P2"/>
      <text:p text:style-name="P2">Use SoQL</text:p>
      <text:p text:style-name="P2"/>
      <text:p text:style-name="P3">Actual used AI and website API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8:29:30.815883600</meta:creation-date>
    <dc:date>2026-01-29T18:50:16.344318900</dc:date>
    <meta:editing-duration>PT10M28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6" meta:word-count="18" meta:character-count="90" meta:non-whitespace-character-count="78"/>
  </office:meta>
</office:document-meta>
</file>